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Free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font-name="FreeSans" fo:font-size="12pt" fo:font-weight="bold" style:font-size-asian="12pt" style:font-name-complex="FreeSans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/>
    </style:style>
    <style:style style:name="T1" style:family="text">
      <style:text-properties fo:color="#000000" style:font-name="FreeSans" fo:font-size="12pt" fo:font-weight="bold" style:text-underline-style="none" style:text-underline-color="font-color" fo:font-style="normal" style:letter-kerning="true" fo:letter-spacing="normal" fo:language="en" fo:country="IN" style:language-asian="zh" style:country-asian="CN" style:language-complex="hi" style:country-complex="IN" style:font-name-complex="FreeSans" style:font-size-asian="12pt" style:font-size-complex="12pt" style:font-weight-complex="bold"/>
    </style:style>
    <style:style style:name="T2" style:family="text">
      <style:text-properties style:text-underline-style="none" style:text-underline-color="font-color" fo:font-style="normal" style:letter-kerning="true" fo:letter-spacing="normal" fo:language="en" fo:country="IN" style:language-asian="zh" style:country-asian="CN" style:language-complex="hi" style:country-complex="IN"/>
    </style:style>
    <style:style style:name="T3" style:family="text">
      <style:text-properties fo:font-style="normal" style:letter-kerning="true" fo:letter-spacing="normal" fo:language="en" fo:country="IN" style:language-asian="zh" style:country-asian="CN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5" table:default-cell-style-name="ce8"/>
        <table:table-column table:style-name="co2" table:number-columns-repeated="2" table:default-cell-style-name="ce2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 table:number-columns-spanned="1" table:number-rows-spanned="2">
            <text:p>Workload</text:p>
          </table:table-cell>
          <table:table-cell table:style-name="ce3" office:value-type="string" calcext:value-type="string" table:number-columns-spanned="1" table:number-rows-spanned="2">
            <text:p>Discount Factor</text:p>
          </table:table-cell>
          <table:table-cell table:style-name="ce6" office:value-type="string" calcext:value-type="string" table:number-columns-spanned="5" table:number-rows-spanned="1">
            <text:p>Learning Rate</text:p>
          </table:table-cell>
          <table:covered-table-cell table:number-columns-repeated="4" table:style-name="ce1"/>
          <table:table-cell table:style-name="ce30" office:value-type="string" calcext:value-type="string" table:number-columns-spanned="2" table:number-rows-spanned="2">
            <text:p>Baseline</text:p>
          </table:table-cell>
          <table:covered-table-cell/>
          <table:table-cell table:number-columns-repeated="5"/>
        </table:table-row>
        <table:table-row table:style-name="ro1">
          <table:covered-table-cell/>
          <table:covered-table-cell table:style-name="ce1"/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7" calcext:value-type="float">
            <text:p>0.7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BFS</text:p>
          </table:table-cell>
          <table:table-cell office:value-type="float" office:value="0.9" calcext:value-type="float">
            <text:p>0.9</text:p>
          </table:table-cell>
          <table:table-cell office:value-type="float" office:value="10842.4108813298" calcext:value-type="float">
            <text:p>10842.4108813298</text:p>
          </table:table-cell>
          <table:table-cell office:value-type="float" office:value="10284.7250436629" calcext:value-type="float">
            <text:p>10284.7250436629</text:p>
          </table:table-cell>
          <table:table-cell office:value-type="float" office:value="11984.5404216765" calcext:value-type="float">
            <text:p>11984.5404216765</text:p>
          </table:table-cell>
          <table:table-cell office:value-type="float" office:value="9878.11976327957" calcext:value-type="float">
            <text:p>9878.11976327957</text:p>
          </table:table-cell>
          <table:table-cell office:value-type="float" office:value="10026.4724910178" calcext:value-type="float">
            <text:p>10026.4724910178</text:p>
          </table:table-cell>
          <table:table-cell table:style-name="ce31" office:value-type="string" calcext:value-type="string" table:number-columns-spanned="2" table:number-rows-spanned="3">
            <text:p><text:span text:style-name="T1">9382.035784695428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10829.5092225085" calcext:value-type="float">
            <text:p>10829.5092225085</text:p>
          </table:table-cell>
          <table:table-cell office:value-type="float" office:value="11368.62759352" calcext:value-type="float">
            <text:p>11368.62759352</text:p>
          </table:table-cell>
          <table:table-cell office:value-type="float" office:value="11146.1178165274" calcext:value-type="float">
            <text:p>11146.1178165274</text:p>
          </table:table-cell>
          <table:table-cell office:value-type="float" office:value="10492.049195358" calcext:value-type="float">
            <text:p>10492.049195358</text:p>
          </table:table-cell>
          <table:table-cell office:value-type="float" office:value="11449.9630504851" calcext:value-type="float">
            <text:p>11449.9630504851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11431.5080600202" calcext:value-type="float">
            <text:p>11431.5080600202</text:p>
          </table:table-cell>
          <table:table-cell office:value-type="float" office:value="11037.8853155268" calcext:value-type="float">
            <text:p>11037.8853155268</text:p>
          </table:table-cell>
          <table:table-cell table:style-name="ce9" office:value-type="float" office:value="9246.55409746611" calcext:value-type="float">
            <text:p>9246.55409746611</text:p>
          </table:table-cell>
          <table:table-cell office:value-type="float" office:value="13344.939928522" calcext:value-type="float">
            <text:p>13344.939928522</text:p>
          </table:table-cell>
          <table:table-cell office:value-type="float" office:value="9888.86796823948" calcext:value-type="float">
            <text:p>9888.86796823948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spanned="9" table:number-rows-spanned="1"/>
          <table:covered-table-cell table:style-name="ce1"/>
          <table:covered-table-cell table:number-columns-repeated="7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GEMM</text:p>
          </table:table-cell>
          <table:table-cell office:value-type="float" office:value="0.9" calcext:value-type="float">
            <text:p>0.9</text:p>
          </table:table-cell>
          <table:table-cell office:value-type="float" office:value="7121.46441987734" calcext:value-type="float">
            <text:p>7121.46441987734</text:p>
          </table:table-cell>
          <table:table-cell office:value-type="float" office:value="7545.40264826538" calcext:value-type="float">
            <text:p>7545.40264826538</text:p>
          </table:table-cell>
          <table:table-cell table:style-name="ce9" office:value-type="float" office:value="6183.72643560383" calcext:value-type="float">
            <text:p>6183.72643560383</text:p>
          </table:table-cell>
          <table:table-cell office:value-type="float" office:value="6727.73119534615" calcext:value-type="float">
            <text:p>6727.73119534615</text:p>
          </table:table-cell>
          <table:table-cell table:style-name="ce9" office:value-type="float" office:value="6291.29022184772" calcext:value-type="float">
            <text:p>6291.29022184772</text:p>
          </table:table-cell>
          <table:table-cell table:style-name="ce32" office:value-type="string" calcext:value-type="string" table:number-columns-spanned="2" table:number-rows-spanned="3">
            <text:p><text:span text:style-name="T2">6572.879067127716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7109.99550725051" calcext:value-type="float">
            <text:p>7109.99550725051</text:p>
          </table:table-cell>
          <table:table-cell table:style-name="ce9" office:value-type="float" office:value="6470.21512684662" calcext:value-type="float">
            <text:p>6470.21512684662</text:p>
          </table:table-cell>
          <table:table-cell table:style-name="ce9" office:value-type="float" office:value="6394.3583093245" calcext:value-type="float">
            <text:p>6394.3583093245</text:p>
          </table:table-cell>
          <table:table-cell table:style-name="ce9" office:value-type="float" office:value="6250.37974340101" calcext:value-type="float">
            <text:p>6250.37974340101</text:p>
          </table:table-cell>
          <table:table-cell table:style-name="ce9" office:value-type="float" office:value="6470.10481409158" calcext:value-type="float">
            <text:p>6470.10481409158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7930.5368362237" calcext:value-type="float">
            <text:p>7930.5368362237</text:p>
          </table:table-cell>
          <table:table-cell office:value-type="float" office:value="7402.87101551278" calcext:value-type="float">
            <text:p>7402.87101551278</text:p>
          </table:table-cell>
          <table:table-cell office:value-type="float" office:value="6840.57095585872" calcext:value-type="float">
            <text:p>6840.57095585872</text:p>
          </table:table-cell>
          <table:table-cell table:style-name="ce9" office:value-type="float" office:value="6408.16390218026" calcext:value-type="float">
            <text:p>6408.16390218026</text:p>
          </table:table-cell>
          <table:table-cell table:style-name="ce9" office:value-type="float" office:value="6356.77299595201" calcext:value-type="float">
            <text:p>6356.77299595201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spanned="9" table:number-rows-spanned="1"/>
          <table:covered-table-cell table:style-name="ce1"/>
          <table:covered-table-cell table:number-columns-repeated="7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lbm</text:p>
          </table:table-cell>
          <table:table-cell office:value-type="float" office:value="0.9" calcext:value-type="float">
            <text:p>0.9</text:p>
          </table:table-cell>
          <table:table-cell office:value-type="float" office:value="14934.6030911939" calcext:value-type="float">
            <text:p>14934.6030911939</text:p>
          </table:table-cell>
          <table:table-cell office:value-type="float" office:value="10348.5958178797" calcext:value-type="float">
            <text:p>10348.5958178797</text:p>
          </table:table-cell>
          <table:table-cell office:value-type="float" office:value="6747.4674634867" calcext:value-type="float">
            <text:p>6747.4674634867</text:p>
          </table:table-cell>
          <table:table-cell office:value-type="float" office:value="7883.0350547072" calcext:value-type="float">
            <text:p>7883.0350547072</text:p>
          </table:table-cell>
          <table:table-cell office:value-type="float" office:value="6442.01054626658" calcext:value-type="float">
            <text:p>6442.01054626658</text:p>
          </table:table-cell>
          <table:table-cell table:style-name="ce31" office:value-type="string" calcext:value-type="string" table:number-columns-spanned="2" table:number-rows-spanned="3">
            <text:p><text:span text:style-name="T1">5496.7693939230785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11466.4762078749" calcext:value-type="float">
            <text:p>11466.4762078749</text:p>
          </table:table-cell>
          <table:table-cell office:value-type="float" office:value="7075.05253771251" calcext:value-type="float">
            <text:p>7075.05253771251</text:p>
          </table:table-cell>
          <table:table-cell office:value-type="float" office:value="9233.90409540893" calcext:value-type="float">
            <text:p>9233.90409540893</text:p>
          </table:table-cell>
          <table:table-cell office:value-type="float" office:value="7262.72511671636" calcext:value-type="float">
            <text:p>7262.72511671636</text:p>
          </table:table-cell>
          <table:table-cell office:value-type="float" office:value="7474.64296735388" calcext:value-type="float">
            <text:p>7474.64296735388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13229.6010907898" calcext:value-type="float">
            <text:p>13229.6010907898</text:p>
          </table:table-cell>
          <table:table-cell office:value-type="float" office:value="9630.91454243936" calcext:value-type="float">
            <text:p>9630.91454243936</text:p>
          </table:table-cell>
          <table:table-cell office:value-type="float" office:value="7165.65439010183" calcext:value-type="float">
            <text:p>7165.65439010183</text:p>
          </table:table-cell>
          <table:table-cell office:value-type="float" office:value="9292.30015237944" calcext:value-type="float">
            <text:p>9292.30015237944</text:p>
          </table:table-cell>
          <table:table-cell office:value-type="float" office:value="7150.95668048105" calcext:value-type="float">
            <text:p>7150.95668048105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spanned="9" table:number-rows-spanned="1"/>
          <table:covered-table-cell table:style-name="ce1"/>
          <table:covered-table-cell table:number-columns-repeated="7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roms</text:p>
          </table:table-cell>
          <table:table-cell office:value-type="float" office:value="0.9" calcext:value-type="float">
            <text:p>0.9</text:p>
          </table:table-cell>
          <table:table-cell office:value-type="float" office:value="13554.8365647226" calcext:value-type="float">
            <text:p>13554.8365647226</text:p>
          </table:table-cell>
          <table:table-cell office:value-type="float" office:value="12905.8018174067" calcext:value-type="float">
            <text:p>12905.8018174067</text:p>
          </table:table-cell>
          <table:table-cell office:value-type="float" office:value="9499.09616571004" calcext:value-type="float">
            <text:p>9499.09616571004</text:p>
          </table:table-cell>
          <table:table-cell office:value-type="float" office:value="10272.9774329095" calcext:value-type="float">
            <text:p>10272.9774329095</text:p>
          </table:table-cell>
          <table:table-cell office:value-type="float" office:value="11707.863087584" calcext:value-type="float">
            <text:p>11707.863087584</text:p>
          </table:table-cell>
          <table:table-cell table:style-name="ce32" office:value-type="string" calcext:value-type="string" table:number-columns-spanned="2" table:number-rows-spanned="3">
            <text:p><text:span text:style-name="T2">8017.796599870298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13065.5766547079" calcext:value-type="float">
            <text:p>13065.5766547079</text:p>
          </table:table-cell>
          <table:table-cell office:value-type="float" office:value="13997.3125745157" calcext:value-type="float">
            <text:p>13997.3125745157</text:p>
          </table:table-cell>
          <table:table-cell office:value-type="float" office:value="13093.9392498748" calcext:value-type="float">
            <text:p>13093.9392498748</text:p>
          </table:table-cell>
          <table:table-cell office:value-type="float" office:value="11309.9266240559" calcext:value-type="float">
            <text:p>11309.9266240559</text:p>
          </table:table-cell>
          <table:table-cell table:style-name="ce9" office:value-type="float" office:value="7498.39453425084" calcext:value-type="float">
            <text:p>7498.39453425084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15241.9407161914" calcext:value-type="float">
            <text:p>15241.9407161914</text:p>
          </table:table-cell>
          <table:table-cell office:value-type="float" office:value="15084.8615541163" calcext:value-type="float">
            <text:p>15084.8615541163</text:p>
          </table:table-cell>
          <table:table-cell office:value-type="float" office:value="9489.91533099966" calcext:value-type="float">
            <text:p>9489.91533099966</text:p>
          </table:table-cell>
          <table:table-cell office:value-type="float" office:value="8956.8205269488" calcext:value-type="float">
            <text:p>8956.8205269488</text:p>
          </table:table-cell>
          <table:table-cell office:value-type="float" office:value="8526.36401825175" calcext:value-type="float">
            <text:p>8526.36401825175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spanned="9" table:number-rows-spanned="1"/>
          <table:covered-table-cell table:style-name="ce1"/>
          <table:covered-table-cell table:number-columns-repeated="7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mcf</text:p>
          </table:table-cell>
          <table:table-cell office:value-type="float" office:value="0.9" calcext:value-type="float">
            <text:p>0.9</text:p>
          </table:table-cell>
          <table:table-cell office:value-type="float" office:value="6075.52954254016" calcext:value-type="float">
            <text:p>6075.52954254016</text:p>
          </table:table-cell>
          <table:table-cell table:style-name="ce9" office:value-type="float" office:value="5961.28191392317" calcext:value-type="float">
            <text:p>5961.28191392317</text:p>
          </table:table-cell>
          <table:table-cell office:value-type="float" office:value="6040.29512502393" calcext:value-type="float">
            <text:p>6040.29512502393</text:p>
          </table:table-cell>
          <table:table-cell office:value-type="float" office:value="6045.02363736533" calcext:value-type="float">
            <text:p>6045.02363736533</text:p>
          </table:table-cell>
          <table:table-cell office:value-type="float" office:value="6110.11638170533" calcext:value-type="float">
            <text:p>6110.11638170533</text:p>
          </table:table-cell>
          <table:table-cell table:style-name="ce32" office:value-type="string" calcext:value-type="string" table:number-columns-spanned="2" table:number-rows-spanned="3">
            <text:p><text:span text:style-name="T3">6013.5048384729125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6092.1767042144" calcext:value-type="float">
            <text:p>6092.1767042144</text:p>
          </table:table-cell>
          <table:table-cell table:style-name="ce9" office:value-type="float" office:value="5937.21680353415" calcext:value-type="float">
            <text:p>5937.21680353415</text:p>
          </table:table-cell>
          <table:table-cell table:style-name="ce9" office:value-type="float" office:value="5909.73962233507" calcext:value-type="float">
            <text:p>5909.73962233507</text:p>
          </table:table-cell>
          <table:table-cell table:style-name="ce9" office:value-type="float" office:value="6012.13906618633" calcext:value-type="float">
            <text:p>6012.13906618633</text:p>
          </table:table-cell>
          <table:table-cell office:value-type="float" office:value="6061.245526092" calcext:value-type="float">
            <text:p>6061.245526092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6104.67887769345" calcext:value-type="float">
            <text:p>6104.67887769345</text:p>
          </table:table-cell>
          <table:table-cell office:value-type="float" office:value="6039.95097181096" calcext:value-type="float">
            <text:p>6039.95097181096</text:p>
          </table:table-cell>
          <table:table-cell table:style-name="ce9" office:value-type="float" office:value="6000.86919160852" calcext:value-type="float">
            <text:p>6000.86919160852</text:p>
          </table:table-cell>
          <table:table-cell table:style-name="ce9" office:value-type="float" office:value="5989.48408868579" calcext:value-type="float">
            <text:p>5989.48408868579</text:p>
          </table:table-cell>
          <table:table-cell table:style-name="ce9" office:value-type="float" office:value="5952.65476700719" calcext:value-type="float">
            <text:p>5952.65476700719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spanned="9" table:number-rows-spanned="1"/>
          <table:covered-table-cell table:style-name="ce1"/>
          <table:covered-table-cell table:number-columns-repeated="7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fotonik</text:p>
          </table:table-cell>
          <table:table-cell office:value-type="float" office:value="0.9" calcext:value-type="float">
            <text:p>0.9</text:p>
          </table:table-cell>
          <table:table-cell office:value-type="float" office:value="9165.52775776929" calcext:value-type="float">
            <text:p>9165.52775776929</text:p>
          </table:table-cell>
          <table:table-cell office:value-type="float" office:value="7214.83523777513" calcext:value-type="float">
            <text:p>7214.83523777513</text:p>
          </table:table-cell>
          <table:table-cell office:value-type="float" office:value="5554.50068105248" calcext:value-type="float">
            <text:p>5554.50068105248</text:p>
          </table:table-cell>
          <table:table-cell office:value-type="float" office:value="6465.63127724268" calcext:value-type="float">
            <text:p>6465.63127724268</text:p>
          </table:table-cell>
          <table:table-cell office:value-type="float" office:value="6379.97329477062" calcext:value-type="float">
            <text:p>6379.97329477062</text:p>
          </table:table-cell>
          <table:table-cell table:style-name="ce32" office:value-type="string" calcext:value-type="string" table:number-columns-spanned="2" table:number-rows-spanned="3">
            <text:p><text:span text:style-name="T3">4870.887575887301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9196.4502166719" calcext:value-type="float">
            <text:p>9196.4502166719</text:p>
          </table:table-cell>
          <table:table-cell office:value-type="float" office:value="7540.42567355626" calcext:value-type="float">
            <text:p>7540.42567355626</text:p>
          </table:table-cell>
          <table:table-cell office:value-type="float" office:value="5463.16071071108" calcext:value-type="float">
            <text:p>5463.16071071108</text:p>
          </table:table-cell>
          <table:table-cell office:value-type="float" office:value="5742.29244445398" calcext:value-type="float">
            <text:p>5742.29244445398</text:p>
          </table:table-cell>
          <table:table-cell office:value-type="float" office:value="5634.76089397334" calcext:value-type="float">
            <text:p>5634.76089397334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table:style-name="ce9" office:value-type="float" office:value="4219.04688928902" calcext:value-type="float">
            <text:p>4219.04688928902</text:p>
          </table:table-cell>
          <table:table-cell office:value-type="float" office:value="9705.80253141474" calcext:value-type="float">
            <text:p>9705.80253141474</text:p>
          </table:table-cell>
          <table:table-cell office:value-type="float" office:value="7063.56984592607" calcext:value-type="float">
            <text:p>7063.56984592607</text:p>
          </table:table-cell>
          <table:table-cell office:value-type="float" office:value="5745.1912011246" calcext:value-type="float">
            <text:p>5745.1912011246</text:p>
          </table:table-cell>
          <table:table-cell office:value-type="float" office:value="5078.47594948497" calcext:value-type="float">
            <text:p>5078.47594948497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table:number-columns-spanned="9" table:number-rows-spanned="1"/>
          <table:covered-table-cell table:number-columns-repeated="6" table:style-name="ce2"/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xalancbmk</text:p>
          </table:table-cell>
          <table:table-cell office:value-type="float" office:value="0.9" calcext:value-type="float">
            <text:p>0.9</text:p>
          </table:table-cell>
          <table:table-cell office:value-type="float" office:value="3320.37675751308" calcext:value-type="float">
            <text:p>3320.37675751308</text:p>
          </table:table-cell>
          <table:table-cell office:value-type="float" office:value="3290.08493314245" calcext:value-type="float">
            <text:p>3290.08493314245</text:p>
          </table:table-cell>
          <table:table-cell office:value-type="float" office:value="3223.47853716506" calcext:value-type="float">
            <text:p>3223.47853716506</text:p>
          </table:table-cell>
          <table:table-cell office:value-type="float" office:value="3255.67013165573" calcext:value-type="float">
            <text:p>3255.67013165573</text:p>
          </table:table-cell>
          <table:table-cell office:value-type="float" office:value="3382.47326814775" calcext:value-type="float">
            <text:p>3382.47326814775</text:p>
          </table:table-cell>
          <table:table-cell table:style-name="ce32" office:value-type="string" calcext:value-type="string" table:number-columns-spanned="2" table:number-rows-spanned="3">
            <text:p><text:span text:style-name="T2">3092.896297841909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3423.2828215429" calcext:value-type="float">
            <text:p>3423.2828215429</text:p>
          </table:table-cell>
          <table:table-cell table:style-name="ce9" office:value-type="float" office:value="3069.36509879385" calcext:value-type="float">
            <text:p>3069.36509879385</text:p>
          </table:table-cell>
          <table:table-cell office:value-type="float" office:value="3113.4195809182" calcext:value-type="float">
            <text:p>3113.4195809182</text:p>
          </table:table-cell>
          <table:table-cell office:value-type="float" office:value="3243.38161951163" calcext:value-type="float">
            <text:p>3243.38161951163</text:p>
          </table:table-cell>
          <table:table-cell office:value-type="float" office:value="3277.27507126915" calcext:value-type="float">
            <text:p>3277.27507126915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3403.18908544822" calcext:value-type="float">
            <text:p>3403.18908544822</text:p>
          </table:table-cell>
          <table:table-cell office:value-type="float" office:value="3112.07366710671" calcext:value-type="float">
            <text:p>3112.07366710671</text:p>
          </table:table-cell>
          <table:table-cell office:value-type="float" office:value="3271.85293574943" calcext:value-type="float">
            <text:p>3271.85293574943</text:p>
          </table:table-cell>
          <table:table-cell table:style-name="ce9" office:value-type="float" office:value="3048.46094192106" calcext:value-type="float">
            <text:p>3048.46094192106</text:p>
          </table:table-cell>
          <table:table-cell table:style-name="ce9" office:value-type="float" office:value="3050.17395023075" calcext:value-type="float">
            <text:p>3050.17395023075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table:number-columns-spanned="9" table:number-rows-spanned="1"/>
          <table:covered-table-cell table:number-columns-repeated="6" table:style-name="ce2"/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gcc</text:p>
          </table:table-cell>
          <table:table-cell office:value-type="float" office:value="0.9" calcext:value-type="float">
            <text:p>0.9</text:p>
          </table:table-cell>
          <table:table-cell office:value-type="float" office:value="9556.2548080052" calcext:value-type="float">
            <text:p>9556.2548080052</text:p>
          </table:table-cell>
          <table:table-cell office:value-type="float" office:value="9848.10615826203" calcext:value-type="float">
            <text:p>9848.10615826203</text:p>
          </table:table-cell>
          <table:table-cell office:value-type="float" office:value="9292.51108248588" calcext:value-type="float">
            <text:p>9292.51108248588</text:p>
          </table:table-cell>
          <table:table-cell office:value-type="float" office:value="9364.68816998707" calcext:value-type="float">
            <text:p>9364.68816998707</text:p>
          </table:table-cell>
          <table:table-cell office:value-type="float" office:value="9255.87830334869" calcext:value-type="float">
            <text:p>9255.87830334869</text:p>
          </table:table-cell>
          <table:table-cell table:style-name="ce32" office:value-type="string" calcext:value-type="string" table:number-columns-spanned="2" table:number-rows-spanned="3">
            <text:p><text:span text:style-name="T3">9154.295109100825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10009.8658168367" calcext:value-type="float">
            <text:p>10009.8658168367</text:p>
          </table:table-cell>
          <table:table-cell table:style-name="ce9" office:value-type="float" office:value="9081.25525370643" calcext:value-type="float">
            <text:p>9081.25525370643</text:p>
          </table:table-cell>
          <table:table-cell table:style-name="ce9" office:value-type="float" office:value="9091.50595101254" calcext:value-type="float">
            <text:p>9091.50595101254</text:p>
          </table:table-cell>
          <table:table-cell office:value-type="float" office:value="9219.13034795012" calcext:value-type="float">
            <text:p>9219.13034795012</text:p>
          </table:table-cell>
          <table:table-cell table:style-name="ce9" office:value-type="float" office:value="9141.158696969" calcext:value-type="float">
            <text:p>9141.158696969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10003.7405466565" calcext:value-type="float">
            <text:p>10003.7405466565</text:p>
          </table:table-cell>
          <table:table-cell table:style-name="ce9" office:value-type="float" office:value="9110.00917722025" calcext:value-type="float">
            <text:p>9110.00917722025</text:p>
          </table:table-cell>
          <table:table-cell office:value-type="float" office:value="9250.60516178931" calcext:value-type="float">
            <text:p>9250.60516178931</text:p>
          </table:table-cell>
          <table:table-cell table:style-name="ce9" office:value-type="float" office:value="8815.34116446747" calcext:value-type="float">
            <text:p>8815.34116446747</text:p>
          </table:table-cell>
          <table:table-cell table:style-name="ce9" office:value-type="float" office:value="9040.76143294996" calcext:value-type="float">
            <text:p>9040.76143294996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table:number-columns-spanned="9" table:number-rows-spanned="1"/>
          <table:covered-table-cell table:number-columns-repeated="6" table:style-name="ce2"/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STREAM</text:p>
          </table:table-cell>
          <table:table-cell office:value-type="float" office:value="0.9" calcext:value-type="float">
            <text:p>0.9</text:p>
          </table:table-cell>
          <table:table-cell office:value-type="float" office:value="17597.0675474949" calcext:value-type="float">
            <text:p>17597.0675474949</text:p>
          </table:table-cell>
          <table:table-cell office:value-type="float" office:value="18140.739834716" calcext:value-type="float">
            <text:p>18140.739834716</text:p>
          </table:table-cell>
          <table:table-cell office:value-type="float" office:value="16822.3169935388" calcext:value-type="float">
            <text:p>16822.3169935388</text:p>
          </table:table-cell>
          <table:table-cell office:value-type="float" office:value="18718.8564385834" calcext:value-type="float">
            <text:p>18718.8564385834</text:p>
          </table:table-cell>
          <table:table-cell office:value-type="float" office:value="20205.4572860404" calcext:value-type="float">
            <text:p>20205.4572860404</text:p>
          </table:table-cell>
          <table:table-cell table:style-name="ce32" office:value-type="string" calcext:value-type="string" table:number-columns-spanned="2" table:number-rows-spanned="3">
            <text:p><text:span text:style-name="T2">15555.065693575545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18332.0476778656" calcext:value-type="float">
            <text:p>18332.0476778656</text:p>
          </table:table-cell>
          <table:table-cell office:value-type="float" office:value="16273.9751922192" calcext:value-type="float">
            <text:p>16273.9751922192</text:p>
          </table:table-cell>
          <table:table-cell office:value-type="float" office:value="19932.9587874849" calcext:value-type="float">
            <text:p>19932.9587874849</text:p>
          </table:table-cell>
          <table:table-cell office:value-type="float" office:value="18721.9579785371" calcext:value-type="float">
            <text:p>18721.9579785371</text:p>
          </table:table-cell>
          <table:table-cell office:value-type="float" office:value="18280.3458500381" calcext:value-type="float">
            <text:p>18280.3458500381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22198.0467659941" calcext:value-type="float">
            <text:p>22198.0467659941</text:p>
          </table:table-cell>
          <table:table-cell office:value-type="float" office:value="15831.1364293085" calcext:value-type="float">
            <text:p>15831.1364293085</text:p>
          </table:table-cell>
          <table:table-cell table:style-name="ce9" office:value-type="float" office:value="15325.942231215" calcext:value-type="float">
            <text:p>15325.942231215</text:p>
          </table:table-cell>
          <table:table-cell office:value-type="float" office:value="21429.1975159935" calcext:value-type="float">
            <text:p>21429.1975159935</text:p>
          </table:table-cell>
          <table:table-cell table:style-name="ce9" office:value-type="float" office:value="14625.9626911844" calcext:value-type="float">
            <text:p>14625.9626911844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table:number-columns-spanned="9" table:number-rows-spanned="1"/>
          <table:covered-table-cell table:number-columns-repeated="6" table:style-name="ce2"/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3">
            <text:p>omnetpp</text:p>
          </table:table-cell>
          <table:table-cell office:value-type="float" office:value="0.9" calcext:value-type="float">
            <text:p>0.9</text:p>
          </table:table-cell>
          <table:table-cell office:value-type="float" office:value="6688.05116701779" calcext:value-type="float">
            <text:p>6688.05116701779</text:p>
          </table:table-cell>
          <table:table-cell office:value-type="float" office:value="6762.90959535829" calcext:value-type="float">
            <text:p>6762.90959535829</text:p>
          </table:table-cell>
          <table:table-cell table:style-name="ce9" office:value-type="float" office:value="4948.96604005074" calcext:value-type="float">
            <text:p>4948.96604005074</text:p>
          </table:table-cell>
          <table:table-cell office:value-type="float" office:value="5029.3016152078" calcext:value-type="float">
            <text:p>5029.3016152078</text:p>
          </table:table-cell>
          <table:table-cell office:value-type="float" office:value="5591.41922306333" calcext:value-type="float">
            <text:p>5591.41922306333</text:p>
          </table:table-cell>
          <table:table-cell table:style-name="ce32" office:value-type="string" calcext:value-type="string" table:number-columns-spanned="2" table:number-rows-spanned="3">
            <text:p><text:span text:style-name="T3">4743.995306838104</text:span>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office:value-type="float" office:value="0.95" calcext:value-type="float">
            <text:p>0.95</text:p>
          </table:table-cell>
          <table:table-cell office:value-type="float" office:value="5252.88668472594" calcext:value-type="float">
            <text:p>5252.88668472594</text:p>
          </table:table-cell>
          <table:table-cell office:value-type="float" office:value="6423.51626573959" calcext:value-type="float">
            <text:p>6423.51626573959</text:p>
          </table:table-cell>
          <table:table-cell office:value-type="float" office:value="5067.62103892451" calcext:value-type="float">
            <text:p>5067.62103892451</text:p>
          </table:table-cell>
          <table:table-cell office:value-type="float" office:value="5407.66341348627" calcext:value-type="float">
            <text:p>5407.66341348627</text:p>
          </table:table-cell>
          <table:table-cell office:value-type="float" office:value="5027.65674486773" calcext:value-type="float">
            <text:p>5027.65674486773</text:p>
          </table:table-cell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office:value-type="float" office:value="0.99" calcext:value-type="float">
            <text:p>0.99</text:p>
          </table:table-cell>
          <table:table-cell office:value-type="float" office:value="5654.0423881628" calcext:value-type="float">
            <text:p>5654.0423881628</text:p>
          </table:table-cell>
          <table:table-cell office:value-type="float" office:value="6895.88454408179" calcext:value-type="float">
            <text:p>6895.88454408179</text:p>
          </table:table-cell>
          <table:table-cell table:style-name="ce9" office:value-type="float" office:value="4506.21294258361" calcext:value-type="float">
            <text:p>4506.21294258361</text:p>
          </table:table-cell>
          <table:table-cell table:style-name="ce9" office:value-type="float" office:value="4585.71697358743" calcext:value-type="float">
            <text:p>4585.71697358743</text:p>
          </table:table-cell>
          <table:table-cell table:style-name="ce9" office:value-type="string" calcext:value-type="string">
            <text:p>-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Default" table:number-columns-repeated="9"/>
          <table:table-cell table:number-columns-repeated="5"/>
        </table:table-row>
        <table:table-row table:style-name="ro2">
          <table:table-cell table:style-name="ce11" office:value-type="string" calcext:value-type="string" table:number-columns-spanned="1" table:number-rows-spanned="2">
            <text:p>Workload</text:p>
          </table:table-cell>
          <table:table-cell table:style-name="ce17" office:value-type="string" calcext:value-type="string" table:number-columns-spanned="1" table:number-rows-spanned="2">
            <text:p>Time Steps</text:p>
          </table:table-cell>
          <table:table-cell table:style-name="ce17" office:value-type="string" calcext:value-type="string" table:number-columns-spanned="1" table:number-rows-spanned="2">
            <text:p>Threshold</text:p>
          </table:table-cell>
          <table:table-cell table:style-name="ce17" office:value-type="string" calcext:value-type="string" table:number-columns-spanned="1" table:number-rows-spanned="2">
            <text:p>Baseline</text:p>
          </table:table-cell>
          <table:table-cell table:style-name="ce17" office:value-type="string" calcext:value-type="string" table:number-columns-spanned="1" table:number-rows-spanned="2">
            <text:p>ReLMXEL</text:p>
          </table:table-cell>
          <table:table-cell table:style-name="ce17" office:value-type="string" calcext:value-type="string" table:number-columns-spanned="1" table:number-rows-spanned="2">
            <text:p>Energy (%)</text:p>
          </table:table-cell>
          <table:table-cell table:style-name="ce17" office:value-type="string" calcext:value-type="string" table:number-columns-spanned="1" table:number-rows-spanned="2">
            <text:p>Bandwidth (%)</text:p>
          </table:table-cell>
          <table:table-cell table:style-name="ce17" office:value-type="string" calcext:value-type="string" table:number-columns-spanned="1" table:number-rows-spanned="2">
            <text:p>Latency (%)</text:p>
          </table:table-cell>
          <table:table-cell table:style-name="ce37" office:value-type="string" calcext:value-type="string" table:number-columns-spanned="2" table:number-rows-spanned="1">
            <text:p>Avg Energy (pJ/10^9)</text:p>
          </table:table-cell>
          <table:covered-table-cell table:style-name="ce37" office:value-type="string" calcext:value-type="string">
            <text:p>Energy</text:p>
          </table:covered-table-cell>
          <table:table-cell table:style-name="ce37" office:value-type="string" calcext:value-type="string" table:number-columns-spanned="2" table:number-rows-spanned="1">
            <text:p>Avg Bandwidth (Gb/s)</text:p>
          </table:table-cell>
          <table:covered-table-cell table:style-name="ce42"/>
          <table:table-cell table:style-name="ce37" office:value-type="string" calcext:value-type="string" table:number-columns-spanned="2" table:number-rows-spanned="1">
            <text:p>Avg Latency (ps/10^6)</text:p>
          </table:table-cell>
          <table:covered-table-cell table:style-name="ce42"/>
        </table:table-row>
        <table:table-row table:style-name="ro2">
          <table:covered-table-cell table:style-name="ce12"/>
          <table:covered-table-cell table:number-columns-repeated="7" table:style-name="ce17"/>
          <table:table-cell table:style-name="ce39" office:value-type="string" calcext:value-type="string">
            <text:p>Baseline</text:p>
          </table:table-cell>
          <table:table-cell table:style-name="ce39" office:value-type="string" calcext:value-type="string">
            <text:p>ReLMXEL</text:p>
          </table:table-cell>
          <table:table-cell table:style-name="ce39" office:value-type="string" calcext:value-type="string">
            <text:p>Baseline</text:p>
          </table:table-cell>
          <table:table-cell table:style-name="ce39" office:value-type="string" calcext:value-type="string">
            <text:p>ReLMXEL</text:p>
          </table:table-cell>
          <table:table-cell table:style-name="ce39" office:value-type="string" calcext:value-type="string">
            <text:p>Baseline</text:p>
          </table:table-cell>
          <table:table-cell table:style-name="ce39" office:value-type="string" calcext:value-type="string">
            <text:p>ReLMXEL</text:p>
          </table:table-cell>
        </table:table-row>
        <table:table-row table:style-name="ro2">
          <table:table-cell table:style-name="ce13" office:value-type="string" calcext:value-type="string">
            <text:p>STREAM</text:p>
          </table:table-cell>
          <table:table-cell table:style-name="ce18" office:value-type="float" office:value="20170" calcext:value-type="float">
            <text:p>20170</text:p>
          </table:table-cell>
          <table:table-cell table:style-name="ce18" office:value-type="float" office:value="16000" calcext:value-type="float">
            <text:p>16000</text:p>
          </table:table-cell>
          <table:table-cell table:style-name="ce24" office:value-type="float" office:value="15555.06" calcext:value-type="float">
            <text:p>15555.06</text:p>
          </table:table-cell>
          <table:table-cell table:style-name="ce18" office:value-type="float" office:value="17597.07" calcext:value-type="float">
            <text:p>17597.07</text:p>
          </table:table-cell>
          <table:table-cell table:style-name="ce18" table:formula="of:=(([.I45]-[.J45])/[.I45])*100" office:value-type="float" office:value="3.83653745141296" calcext:value-type="float">
            <text:p>3.83653745141296</text:p>
          </table:table-cell>
          <table:table-cell table:style-name="ce18" table:formula="of:=-(([.K45]-[.L45])/[.K45])*100" office:value-type="float" office:value="8.3948793697686" calcext:value-type="float">
            <text:p>8.3948793697686</text:p>
          </table:table-cell>
          <table:table-cell table:style-name="ce18" table:formula="of:=(([.M45]-[.N45])/[.M45])*100" office:value-type="float" office:value="0.226182650976018" calcext:value-type="float">
            <text:p>0.226182650976018</text:p>
          </table:table-cell>
          <table:table-cell table:style-name="ce40" office:value-type="float" office:value="951.9" calcext:value-type="float">
            <text:p>951.9</text:p>
          </table:table-cell>
          <table:table-cell table:style-name="ce42" office:value-type="float" office:value="915.38" calcext:value-type="float">
            <text:p>915.38</text:p>
          </table:table-cell>
          <table:table-cell table:style-name="ce40" office:value-type="float" office:value="81.24" calcext:value-type="float">
            <text:p>81.24</text:p>
          </table:table-cell>
          <table:table-cell table:style-name="ce42" office:value-type="float" office:value="88.06" calcext:value-type="float">
            <text:p>88.06</text:p>
          </table:table-cell>
          <table:table-cell table:style-name="ce40" office:value-type="float" office:value="2693460.34" calcext:value-type="float">
            <text:p>2693460.34</text:p>
          </table:table-cell>
          <table:table-cell table:style-name="ce42" office:value-type="float" office:value="2687368.2" calcext:value-type="float">
            <text:p>2687368.2</text:p>
          </table:table-cell>
        </table:table-row>
        <table:table-row table:style-name="ro2">
          <table:table-cell table:style-name="ce13" office:value-type="string" calcext:value-type="string">
            <text:p>GEMM</text:p>
          </table:table-cell>
          <table:table-cell table:style-name="ce18" office:value-type="float" office:value="19468" calcext:value-type="float">
            <text:p>19468</text:p>
          </table:table-cell>
          <table:table-cell table:style-name="ce18" office:value-type="float" office:value="17000" calcext:value-type="float">
            <text:p>17000</text:p>
          </table:table-cell>
          <table:table-cell table:style-name="ce24" office:value-type="float" office:value="6572.88" calcext:value-type="float">
            <text:p>6572.88</text:p>
          </table:table-cell>
          <table:table-cell table:style-name="ce18" office:value-type="float" office:value="7121.46" calcext:value-type="float">
            <text:p>7121.46</text:p>
          </table:table-cell>
          <table:table-cell table:style-name="ce18" table:formula="of:=(([.I46]-[.J46])/[.I46])*100" office:value-type="float" office:value="3.83188478292587" calcext:value-type="float">
            <text:p>3.83188478292587</text:p>
          </table:table-cell>
          <table:table-cell table:style-name="ce18" table:formula="of:=-(([.K46]-[.L46])/[.K46])*100" office:value-type="float" office:value="4.95440315775146" calcext:value-type="float">
            <text:p>4.95440315775146</text:p>
          </table:table-cell>
          <table:table-cell table:style-name="ce18" table:formula="of:=(([.M46]-[.N46])/[.M46])*100" office:value-type="float" office:value="0.00552054358474312" calcext:value-type="float">
            <text:p>0.00552054358474312</text:p>
          </table:table-cell>
          <table:table-cell table:style-name="ce40" office:value-type="float" office:value="959.58" calcext:value-type="float">
            <text:p>959.58</text:p>
          </table:table-cell>
          <table:table-cell table:style-name="ce42" office:value-type="float" office:value="922.81" calcext:value-type="float">
            <text:p>922.81</text:p>
          </table:table-cell>
          <table:table-cell table:style-name="ce40" office:value-type="float" office:value="73.47" calcext:value-type="float">
            <text:p>73.47</text:p>
          </table:table-cell>
          <table:table-cell table:style-name="ce42" office:value-type="float" office:value="77.11" calcext:value-type="float">
            <text:p>77.11</text:p>
          </table:table-cell>
          <table:table-cell table:style-name="ce40" office:value-type="float" office:value="2715493.46" calcext:value-type="float">
            <text:p>2715493.46</text:p>
          </table:table-cell>
          <table:table-cell table:style-name="ce42" office:value-type="float" office:value="2715343.55" calcext:value-type="float">
            <text:p>2715343.55</text:p>
          </table:table-cell>
        </table:table-row>
        <table:table-row table:style-name="ro2">
          <table:table-cell table:style-name="ce13" office:value-type="string" calcext:value-type="string">
            <text:p>BFS</text:p>
          </table:table-cell>
          <table:table-cell table:style-name="ce18" office:value-type="float" office:value="17995" calcext:value-type="float">
            <text:p>17995</text:p>
          </table:table-cell>
          <table:table-cell table:style-name="ce18" office:value-type="float" office:value="14000" calcext:value-type="float">
            <text:p>14000</text:p>
          </table:table-cell>
          <table:table-cell table:style-name="ce24" office:value-type="float" office:value="9673.14" calcext:value-type="float">
            <text:p>9673.14</text:p>
          </table:table-cell>
          <table:table-cell table:style-name="ce18" office:value-type="float" office:value="10842.41" calcext:value-type="float">
            <text:p>10842.41</text:p>
          </table:table-cell>
          <table:table-cell table:style-name="ce18" table:formula="of:=(([.I47]-[.J47])/[.I47])*100" office:value-type="float" office:value="7.66490953127225" calcext:value-type="float">
            <text:p>7.66490953127225</text:p>
          </table:table-cell>
          <table:table-cell table:style-name="ce18" table:formula="of:=-(([.K47]-[.L47])/[.K47])*100" office:value-type="float" office:value="7.21649484536082" calcext:value-type="float">
            <text:p>7.21649484536082</text:p>
          </table:table-cell>
          <table:table-cell table:style-name="ce33" table:formula="of:=(([.M47]-[.N47])/[.M47])*100" office:value-type="float" office:value="-0.0301497285524126" calcext:value-type="float">
            <text:p>-0.0301497285524126</text:p>
          </table:table-cell>
          <table:table-cell table:style-name="ce40" office:value-type="float" office:value="842.28" calcext:value-type="float">
            <text:p>842.28</text:p>
          </table:table-cell>
          <table:table-cell table:style-name="ce42" office:value-type="float" office:value="777.72" calcext:value-type="float">
            <text:p>777.72</text:p>
          </table:table-cell>
          <table:table-cell table:style-name="ce40" office:value-type="float" office:value="70.81" calcext:value-type="float">
            <text:p>70.81</text:p>
          </table:table-cell>
          <table:table-cell table:style-name="ce42" office:value-type="float" office:value="75.92" calcext:value-type="float">
            <text:p>75.92</text:p>
          </table:table-cell>
          <table:table-cell table:style-name="ce42" office:value-type="float" office:value="2384200.57" calcext:value-type="float">
            <text:p>2384200.57</text:p>
          </table:table-cell>
          <table:table-cell table:style-name="ce40" office:value-type="float" office:value="2384919.4" calcext:value-type="float">
            <text:p>2384919.4</text:p>
          </table:table-cell>
        </table:table-row>
        <table:table-row table:style-name="ro2">
          <table:table-cell table:style-name="ce13" office:value-type="string" calcext:value-type="string">
            <text:p>gcc</text:p>
          </table:table-cell>
          <table:table-cell table:style-name="ce18" office:value-type="float" office:value="17863" calcext:value-type="float">
            <text:p>17863</text:p>
          </table:table-cell>
          <table:table-cell table:style-name="ce18" office:value-type="float" office:value="14000" calcext:value-type="float">
            <text:p>14000</text:p>
          </table:table-cell>
          <table:table-cell table:style-name="ce24" office:value-type="float" office:value="9154.29" calcext:value-type="float">
            <text:p>9154.29</text:p>
          </table:table-cell>
          <table:table-cell table:style-name="ce18" office:value-type="float" office:value="9556.25" calcext:value-type="float">
            <text:p>9556.25</text:p>
          </table:table-cell>
          <table:table-cell table:style-name="ce18" table:formula="of:=(([.I48]-[.J48])/[.I48])*100" office:value-type="float" office:value="7.66332856461611" calcext:value-type="float">
            <text:p>7.66332856461611</text:p>
          </table:table-cell>
          <table:table-cell table:style-name="ce18" table:formula="of:=-(([.K48]-[.L48])/[.K48])*100" office:value-type="float" office:value="2.89896670493685" calcext:value-type="float">
            <text:p>2.89896670493685</text:p>
          </table:table-cell>
          <table:table-cell table:style-name="ce18" table:formula="of:=(([.M48]-[.N48])/[.M48])*100" office:value-type="float" office:value="0.0704194061477786" calcext:value-type="float">
            <text:p>0.0704194061477786</text:p>
          </table:table-cell>
          <table:table-cell table:style-name="ce40" office:value-type="float" office:value="838.8" calcext:value-type="float">
            <text:p>838.8</text:p>
          </table:table-cell>
          <table:table-cell table:style-name="ce42" office:value-type="float" office:value="774.52" calcext:value-type="float">
            <text:p>774.52</text:p>
          </table:table-cell>
          <table:table-cell table:style-name="ce40" office:value-type="float" office:value="69.68" calcext:value-type="float">
            <text:p>69.68</text:p>
          </table:table-cell>
          <table:table-cell table:style-name="ce42" office:value-type="float" office:value="71.7" calcext:value-type="float">
            <text:p>71.7</text:p>
          </table:table-cell>
          <table:table-cell table:style-name="ce40" office:value-type="float" office:value="2373252.05" calcext:value-type="float">
            <text:p>2373252.05</text:p>
          </table:table-cell>
          <table:table-cell table:style-name="ce42" office:value-type="float" office:value="2371580.82" calcext:value-type="float">
            <text:p>2371580.82</text:p>
          </table:table-cell>
        </table:table-row>
        <table:table-row table:style-name="ro2">
          <table:table-cell table:style-name="ce13" office:value-type="string" calcext:value-type="string">
            <text:p>lbm</text:p>
          </table:table-cell>
          <table:table-cell table:style-name="ce18" office:value-type="float" office:value="18473" calcext:value-type="float">
            <text:p>18473</text:p>
          </table:table-cell>
          <table:table-cell table:style-name="ce18" office:value-type="float" office:value="15000" calcext:value-type="float">
            <text:p>15000</text:p>
          </table:table-cell>
          <table:table-cell table:style-name="ce24" office:value-type="float" office:value="5496.77" calcext:value-type="float">
            <text:p>5496.77</text:p>
          </table:table-cell>
          <table:table-cell table:style-name="ce18" office:value-type="float" office:value="14934.6" calcext:value-type="float">
            <text:p>14934.6</text:p>
          </table:table-cell>
          <table:table-cell table:style-name="ce18" table:formula="of:=(([.I49]-[.J49])/[.I49])*100" office:value-type="float" office:value="7.68576000726357" calcext:value-type="float">
            <text:p>7.68576000726357</text:p>
          </table:table-cell>
          <table:table-cell table:style-name="ce18" table:formula="of:=-(([.K49]-[.L49])/[.K49])*100" office:value-type="float" office:value="107.030548068284" calcext:value-type="float">
            <text:p>107.030548068284</text:p>
          </table:table-cell>
          <table:table-cell table:style-name="ce33" table:formula="of:=(([.M49]-[.N49])/[.M49])*100" office:value-type="float" office:value="-0.0188846500735563" calcext:value-type="float">
            <text:p>-0.0188846500735563</text:p>
          </table:table-cell>
          <table:table-cell table:style-name="ce40" office:value-type="float" office:value="881.11" calcext:value-type="float">
            <text:p>881.11</text:p>
          </table:table-cell>
          <table:table-cell table:style-name="ce42" office:value-type="float" office:value="813.39" calcext:value-type="float">
            <text:p>813.39</text:p>
          </table:table-cell>
          <table:table-cell table:style-name="ce40" office:value-type="float" office:value="44.52" calcext:value-type="float">
            <text:p>44.52</text:p>
          </table:table-cell>
          <table:table-cell table:style-name="ce42" office:value-type="float" office:value="92.17" calcext:value-type="float">
            <text:p>92.17</text:p>
          </table:table-cell>
          <table:table-cell table:style-name="ce42" office:value-type="float" office:value="2490541.25" calcext:value-type="float">
            <text:p>2490541.25</text:p>
          </table:table-cell>
          <table:table-cell table:style-name="ce40" office:value-type="float" office:value="2491011.58" calcext:value-type="float">
            <text:p>2491011.58</text:p>
          </table:table-cell>
        </table:table-row>
        <table:table-row table:style-name="ro2">
          <table:table-cell table:style-name="ce13" office:value-type="string" calcext:value-type="string">
            <text:p>mcf</text:p>
          </table:table-cell>
          <table:table-cell table:style-name="ce18" office:value-type="float" office:value="17894" calcext:value-type="float">
            <text:p>17894</text:p>
          </table:table-cell>
          <table:table-cell table:style-name="ce18" office:value-type="float" office:value="14000" calcext:value-type="float">
            <text:p>14000</text:p>
          </table:table-cell>
          <table:table-cell table:style-name="ce24" office:value-type="float" office:value="6013.5" calcext:value-type="float">
            <text:p>6013.5</text:p>
          </table:table-cell>
          <table:table-cell table:style-name="ce18" office:value-type="float" office:value="6075.53" calcext:value-type="float">
            <text:p>6075.53</text:p>
          </table:table-cell>
          <table:table-cell table:style-name="ce18" table:formula="of:=(([.I50]-[.J50])/[.I50])*100" office:value-type="float" office:value="7.66290368676765" calcext:value-type="float">
            <text:p>7.66290368676765</text:p>
          </table:table-cell>
          <table:table-cell table:style-name="ce18" table:formula="of:=-(([.K50]-[.L50])/[.K50])*100" office:value-type="float" office:value="1.69053768490256" calcext:value-type="float">
            <text:p>1.69053768490256</text:p>
          </table:table-cell>
          <table:table-cell table:style-name="ce33" table:formula="of:=(([.M50]-[.N50])/[.M50])*100" office:value-type="float" office:value="-0.238703935345191" calcext:value-type="float">
            <text:p>-0.238703935345191</text:p>
          </table:table-cell>
          <table:table-cell table:style-name="ce40" office:value-type="float" office:value="839.76" calcext:value-type="float">
            <text:p>839.76</text:p>
          </table:table-cell>
          <table:table-cell table:style-name="ce42" office:value-type="float" office:value="775.41" calcext:value-type="float">
            <text:p>775.41</text:p>
          </table:table-cell>
          <table:table-cell table:style-name="ce40" office:value-type="float" office:value="42.59" calcext:value-type="float">
            <text:p>42.59</text:p>
          </table:table-cell>
          <table:table-cell table:style-name="ce42" office:value-type="float" office:value="43.31" calcext:value-type="float">
            <text:p>43.31</text:p>
          </table:table-cell>
          <table:table-cell table:style-name="ce42" office:value-type="float" office:value="2368234.94" calcext:value-type="float">
            <text:p>2368234.94</text:p>
          </table:table-cell>
          <table:table-cell table:style-name="ce40" office:value-type="float" office:value="2373888.01" calcext:value-type="float">
            <text:p>2373888.01</text:p>
          </table:table-cell>
        </table:table-row>
        <table:table-row table:style-name="ro2">
          <table:table-cell table:style-name="ce13" office:value-type="string" calcext:value-type="string">
            <text:p>omnetpp</text:p>
          </table:table-cell>
          <table:table-cell table:style-name="ce18" office:value-type="float" office:value="16682" calcext:value-type="float">
            <text:p>16682</text:p>
          </table:table-cell>
          <table:table-cell table:style-name="ce18" office:value-type="float" office:value="14000" calcext:value-type="float">
            <text:p>14000</text:p>
          </table:table-cell>
          <table:table-cell table:style-name="ce24" office:value-type="float" office:value="4743.99" calcext:value-type="float">
            <text:p>4743.99</text:p>
          </table:table-cell>
          <table:table-cell table:style-name="ce18" office:value-type="float" office:value="6688.05" calcext:value-type="float">
            <text:p>6688.05</text:p>
          </table:table-cell>
          <table:table-cell table:style-name="ce18" table:formula="of:=(([.I51]-[.J51])/[.I51])*100" office:value-type="float" office:value="7.66773558507806" calcext:value-type="float">
            <text:p>7.66773558507806</text:p>
          </table:table-cell>
          <table:table-cell table:style-name="ce18" table:formula="of:=-(([.K51]-[.L51])/[.K51])*100" office:value-type="float" office:value="35.6260687820634" calcext:value-type="float">
            <text:p>35.6260687820634</text:p>
          </table:table-cell>
          <table:table-cell table:style-name="ce18" table:formula="of:=(([.M51]-[.N51])/[.M51])*100" office:value-type="float" office:value="0.0820277754872765" calcext:value-type="float">
            <text:p>0.0820277754872765</text:p>
          </table:table-cell>
          <table:table-cell table:style-name="ce40" office:value-type="float" office:value="807.67" calcext:value-type="float">
            <text:p>807.67</text:p>
          </table:table-cell>
          <table:table-cell table:style-name="ce42" office:value-type="float" office:value="745.74" calcext:value-type="float">
            <text:p>745.74</text:p>
          </table:table-cell>
          <table:table-cell table:style-name="ce40" office:value-type="float" office:value="52.63" calcext:value-type="float">
            <text:p>52.63</text:p>
          </table:table-cell>
          <table:table-cell table:style-name="ce42" office:value-type="float" office:value="71.38" calcext:value-type="float">
            <text:p>71.38</text:p>
          </table:table-cell>
          <table:table-cell table:style-name="ce40" office:value-type="float" office:value="2284908.97" calcext:value-type="float">
            <text:p>2284908.97</text:p>
          </table:table-cell>
          <table:table-cell table:style-name="ce42" office:value-type="float" office:value="2283034.71" calcext:value-type="float">
            <text:p>2283034.71</text:p>
          </table:table-cell>
        </table:table-row>
        <table:table-row table:style-name="ro2">
          <table:table-cell table:style-name="ce13" office:value-type="string" calcext:value-type="string">
            <text:p>roms</text:p>
          </table:table-cell>
          <table:table-cell table:style-name="ce18" office:value-type="float" office:value="17563" calcext:value-type="float">
            <text:p>17563</text:p>
          </table:table-cell>
          <table:table-cell table:style-name="ce18" office:value-type="float" office:value="14000" calcext:value-type="float">
            <text:p>14000</text:p>
          </table:table-cell>
          <table:table-cell table:style-name="ce24" office:value-type="float" office:value="8017.8" calcext:value-type="float">
            <text:p>8017.8</text:p>
          </table:table-cell>
          <table:table-cell table:style-name="ce18" office:value-type="float" office:value="13554.84" calcext:value-type="float">
            <text:p>13554.84</text:p>
          </table:table-cell>
          <table:table-cell table:style-name="ce18" table:formula="of:=(([.I52]-[.J52])/[.I52])*100" office:value-type="float" office:value="7.6699998796674" calcext:value-type="float">
            <text:p>7.6699998796674</text:p>
          </table:table-cell>
          <table:table-cell table:style-name="ce18" table:formula="of:=-(([.K52]-[.L52])/[.K52])*100" office:value-type="float" office:value="40.1955825324566" calcext:value-type="float">
            <text:p>40.1955825324566</text:p>
          </table:table-cell>
          <table:table-cell table:style-name="ce33" table:formula="of:=(([.M52]-[.N52])/[.M52])*100" office:value-type="float" office:value="-4.42654377555643" calcext:value-type="float">
            <text:p>-4.42654377555643</text:p>
          </table:table-cell>
          <table:table-cell table:style-name="ce40" office:value-type="float" office:value="831.03" calcext:value-type="float">
            <text:p>831.03</text:p>
          </table:table-cell>
          <table:table-cell table:style-name="ce42" office:value-type="float" office:value="767.29" calcext:value-type="float">
            <text:p>767.29</text:p>
          </table:table-cell>
          <table:table-cell table:style-name="ce40" office:value-type="float" office:value="59.31" calcext:value-type="float">
            <text:p>59.31</text:p>
          </table:table-cell>
          <table:table-cell table:style-name="ce42" office:value-type="float" office:value="83.15" calcext:value-type="float">
            <text:p>83.15</text:p>
          </table:table-cell>
          <table:table-cell table:style-name="ce42" office:value-type="float" office:value="2248064.97" calcext:value-type="float">
            <text:p>2248064.97</text:p>
          </table:table-cell>
          <table:table-cell table:style-name="ce40" office:value-type="float" office:value="2347576.55" calcext:value-type="float">
            <text:p>2347576.55</text:p>
          </table:table-cell>
        </table:table-row>
        <table:table-row table:style-name="ro2">
          <table:table-cell table:style-name="ce13" office:value-type="string" calcext:value-type="string">
            <text:p>xalancbmk</text:p>
          </table:table-cell>
          <table:table-cell table:style-name="ce18" office:value-type="float" office:value="16494" calcext:value-type="float">
            <text:p>16494</text:p>
          </table:table-cell>
          <table:table-cell table:style-name="ce18" office:value-type="float" office:value="14000" calcext:value-type="float">
            <text:p>14000</text:p>
          </table:table-cell>
          <table:table-cell table:style-name="ce24" office:value-type="float" office:value="3092.9" calcext:value-type="float">
            <text:p>3092.9</text:p>
          </table:table-cell>
          <table:table-cell table:style-name="ce18" office:value-type="float" office:value="3320.38" calcext:value-type="float">
            <text:p>3320.38</text:p>
          </table:table-cell>
          <table:table-cell table:style-name="ce18" table:formula="of:=(([.I53]-[.J53])/[.I53])*100" office:value-type="float" office:value="7.67276802390736" calcext:value-type="float">
            <text:p>7.67276802390736</text:p>
          </table:table-cell>
          <table:table-cell table:style-name="ce18" table:formula="of:=-(([.K53]-[.L53])/[.K53])*100" office:value-type="float" office:value="26.7335004177109" calcext:value-type="float">
            <text:p>26.7335004177109</text:p>
          </table:table-cell>
          <table:table-cell table:style-name="ce18" table:formula="of:=(([.M53]-[.N53])/[.M53])*100" office:value-type="float" office:value="0.0545214184177109" calcext:value-type="float">
            <text:p>0.0545214184177109</text:p>
          </table:table-cell>
          <table:table-cell table:style-name="ce40" office:value-type="float" office:value="803.1" calcext:value-type="float">
            <text:p>803.1</text:p>
          </table:table-cell>
          <table:table-cell table:style-name="ce42" office:value-type="float" office:value="741.48" calcext:value-type="float">
            <text:p>741.48</text:p>
          </table:table-cell>
          <table:table-cell table:style-name="ce40" office:value-type="float" office:value="23.94" calcext:value-type="float">
            <text:p>23.94</text:p>
          </table:table-cell>
          <table:table-cell table:style-name="ce42" office:value-type="float" office:value="30.34" calcext:value-type="float">
            <text:p>30.34</text:p>
          </table:table-cell>
          <table:table-cell table:style-name="ce40" office:value-type="float" office:value="2268539.66" calcext:value-type="float">
            <text:p>2268539.66</text:p>
          </table:table-cell>
          <table:table-cell table:style-name="ce42" office:value-type="float" office:value="2267302.82" calcext:value-type="float">
            <text:p>2267302.82</text:p>
          </table:table-cell>
        </table:table-row>
        <table:table-row table:style-name="ro2">
          <table:table-cell table:style-name="ce13" office:value-type="string" calcext:value-type="string">
            <text:p>fotonik</text:p>
          </table:table-cell>
          <table:table-cell table:style-name="ce18" office:value-type="float" office:value="20770" calcext:value-type="float">
            <text:p>20770</text:p>
          </table:table-cell>
          <table:table-cell table:style-name="ce18" office:value-type="float" office:value="17000" calcext:value-type="float">
            <text:p>17000</text:p>
          </table:table-cell>
          <table:table-cell table:style-name="ce24" office:value-type="float" office:value="4870.89" calcext:value-type="float">
            <text:p>4870.89</text:p>
          </table:table-cell>
          <table:table-cell table:style-name="ce18" office:value-type="float" office:value="9165.52" calcext:value-type="float">
            <text:p>9165.52</text:p>
          </table:table-cell>
          <table:table-cell table:style-name="ce18" table:formula="of:=(([.I54]-[.J54])/[.I54])*100" office:value-type="float" office:value="4.06580918955339" calcext:value-type="float">
            <text:p>4.06580918955339</text:p>
          </table:table-cell>
          <table:table-cell table:style-name="ce18" table:formula="of:=-(([.K54]-[.L54])/[.K54])*100" office:value-type="float" office:value="138.777032065623" calcext:value-type="float">
            <text:p>138.777032065623</text:p>
          </table:table-cell>
          <table:table-cell table:style-name="ce33" table:formula="of:=(([.M54]-[.N54])/[.M54])*100" office:value-type="float" office:value="-0.0936402222129808" calcext:value-type="float">
            <text:p>-0.0936402222129808</text:p>
          </table:table-cell>
          <table:table-cell table:style-name="ce40" office:value-type="float" office:value="994.39" calcext:value-type="float">
            <text:p>994.39</text:p>
          </table:table-cell>
          <table:table-cell table:style-name="ce42" office:value-type="float" office:value="953.96" calcext:value-type="float">
            <text:p>953.96</text:p>
          </table:table-cell>
          <table:table-cell table:style-name="ce40" office:value-type="float" office:value="26.82" calcext:value-type="float">
            <text:p>26.82</text:p>
          </table:table-cell>
          <table:table-cell table:style-name="ce42" office:value-type="float" office:value="64.04" calcext:value-type="float">
            <text:p>64.04</text:p>
          </table:table-cell>
          <table:table-cell table:style-name="ce42" office:value-type="float" office:value="2809860.91" calcext:value-type="float">
            <text:p>2809860.91</text:p>
          </table:table-cell>
          <table:table-cell table:style-name="ce40" office:value-type="float" office:value="2812492.07" calcext:value-type="float">
            <text:p>2812492.07</text:p>
          </table:table-cell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</table:table-row>
        <table:table-row table:style-name="ro2" table:number-rows-repeated="2">
          <table:table-cell table:style-name="ce10" table:number-columns-repeated="3"/>
          <table:table-cell table:style-name="ce22"/>
          <table:table-cell table:style-name="ce10" table:number-columns-repeated="3"/>
          <table:table-cell table:style-name="ce29"/>
          <table:table-cell table:style-name="ce35"/>
          <table:table-cell table:style-name="ce34"/>
          <table:table-cell table:style-name="ce35"/>
          <table:table-cell table:style-name="ce34" table:number-columns-repeated="2"/>
          <table:table-cell table:style-name="ce35"/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3"/>
          <table:table-cell table:style-name="ce29"/>
          <table:table-cell table:style-name="ce35"/>
          <table:table-cell table:style-name="ce34"/>
          <table:table-cell table:style-name="ce35"/>
          <table:table-cell table:style-name="ce34" table:number-columns-repeated="2"/>
          <table:table-cell table:style-name="ce35"/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4"/>
          <table:table-cell table:style-name="ce35"/>
          <table:table-cell table:style-name="ce34"/>
          <table:table-cell table:style-name="ce35"/>
          <table:table-cell table:style-name="ce34"/>
          <table:table-cell table:style-name="ce35"/>
          <table:table-cell table:style-name="ce34"/>
        </table:table-row>
        <table:table-row table:style-name="ro2">
          <table:table-cell table:style-name="ce10" table:number-columns-repeated="3"/>
          <table:table-cell table:style-name="ce22"/>
          <table:table-cell table:style-name="ce10" table:number-columns-repeated="3"/>
          <table:table-cell table:style-name="ce29"/>
          <table:table-cell table:style-name="ce35"/>
          <table:table-cell table:style-name="ce34"/>
          <table:table-cell table:style-name="ce35"/>
          <table:table-cell table:style-name="ce34" table:number-columns-repeated="2"/>
          <table:table-cell table:style-name="ce35"/>
        </table:table-row>
        <table:table-row table:style-name="ro2" table:number-rows-repeated="4">
          <table:table-cell table:style-name="Default" table:number-columns-repeated="9"/>
          <table:table-cell table:number-columns-repeated="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3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09:13:52.842276330</meta:creation-date>
    <dc:date>2025-11-05T12:09:52.317032808</dc:date>
    <meta:editing-duration>PT5H31M38S</meta:editing-duration>
    <meta:editing-cycles>21</meta:editing-cycles>
    <meta:generator>LibreOffice/7.3.7.2$Linux_X86_64 LibreOffice_project/30$Build-2</meta:generator>
    <meta:document-statistic meta:table-count="1" meta:cell-count="367" meta:object-count="0"/>
  </office:meta>
</office:document-meta>
</file>